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51cm" fo:margin-left="0cm" fo:margin-top="0cm" fo:margin-bottom="0.199cm" table:align="left"/>
    </style:style>
    <style:style style:name="Таблица1.A" style:family="table-column">
      <style:table-column-properties style:column-width="3.493cm"/>
    </style:style>
    <style:style style:name="Таблица1.B" style:family="table-column">
      <style:table-column-properties style:column-width="2.699cm"/>
    </style:style>
    <style:style style:name="Таблица1.C" style:family="table-column">
      <style:table-column-properties style:column-width="2.91cm"/>
    </style:style>
    <style:style style:name="Таблица1.D" style:family="table-column">
      <style:table-column-properties style:column-width="2.99cm"/>
    </style:style>
    <style:style style:name="Таблица1.E" style:family="table-column">
      <style:table-column-properties style:column-width="4.419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4" style:family="table-row">
      <style:table-row-properties style:min-row-height="2.362cm"/>
    </style:style>
    <style:style style:name="Таблица1.B1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E1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15" style:family="table-row">
      <style:table-row-properties style:min-row-height="0.78cm"/>
    </style:style>
    <style:style style:name="Таблица1.16" style:family="table-row">
      <style:table-row-properties style:min-row-height="0.732cm"/>
    </style:style>
    <style:style style:name="Таблица1.17" style:family="table-row">
      <style:table-row-properties style:min-row-height="0.841cm"/>
    </style:style>
    <style:style style:name="Таблица1.18" style:family="table-row">
      <style:table-row-properties style:min-row-height="0.155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pag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 style:master-page-name="">
      <style:paragraph-properties fo:margin-left="9.999cm" fo:margin-right="0cm" fo:line-height="15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9.999cm" fo:margin-right="0cm" fo:line-height="150%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0000" style:font-name="Courier New" fo:font-size="12pt" fo:language="ru" fo:country="RU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page"/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page"/>
      <style:text-properties style:font-name="Courier New" fo:font-size="12pt" fo:language="ru" fo:country="RU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page"/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Consolas" style:font-size-asian="14pt" style:font-name-complex="Consolas" style:font-size-complex="14pt"/>
    </style:style>
    <style:style style:name="P13" style:family="paragraph" style:parent-style-name="Standard">
      <style:paragraph-properties style:text-autospace="none"/>
      <style:text-properties fo:color="#000000" style:font-name="Courier New" fo:font-size="12pt" style:font-name-asian="Consolas" style:font-size-asian="12pt" style:font-name-complex="Consolas" style:font-size-complex="12pt"/>
    </style:style>
    <style:style style:name="P14" style:family="paragraph" style:parent-style-name="Standard">
      <style:paragraph-properties style:text-autospace="none"/>
      <style:text-properties fo:color="#000000" style:font-name="Courier New" fo:font-size="12pt" style:font-size-asian="12pt" style:font-size-complex="12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Standard">
      <style:text-properties style:font-name="Times New Roman"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4pt" style:font-name-asian="Consolas" style:font-size-asian="14pt" style:font-name-complex="Consolas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1" fo:font-size="14pt" style:font-name-asian="Consolas" style:font-size-asian="14pt" style:font-name-complex="Consolas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style:font-name-asian="Consolas" style:font-size-asian="12pt" style:font-name-complex="Consolas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fo:language="ru" fo:country="RU" style:font-name-asian="Consolas" style:font-size-asian="12pt" style:font-name-complex="Consolas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style:font-name-asian="Consolas" style:font-size-asian="12pt" style:font-name-complex="Consolas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style:font-name-asian="Consolas" style:font-size-asian="14pt" style:font-name-complex="Consolas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style:font-name-asian="Consolas" style:font-size-asian="14pt" style:font-name-complex="Consolas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name-asian="Consolas" style:font-size-asian="14pt" style:font-name-complex="Consolas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name-asian="Consolas" style:font-size-asian="14pt" style:font-name-complex="Consolas" style:font-size-complex="14pt"/>
    </style:style>
    <style:style style:name="P27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Standard">
      <style:paragraph-properties style:text-autospace="none"/>
      <style:text-properties fo:color="#000000" style:font-name="Courier New" fo:font-size="12pt" style:font-name-asian="Consolas" style:font-size-asian="12pt" style:font-name-complex="Consolas" style:font-size-complex="12pt"/>
    </style:style>
    <style:style style:name="P29" style:family="paragraph" style:parent-style-name="Standard" style:list-style-name="L1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Standard" style:list-style-name="L2">
      <style:paragraph-properties fo:margin-left="0cm" fo:margin-right="0cm" fo:line-height="150%" fo:text-align="justify" style:justify-single-word="false" fo:text-indent="1.251cm" style:auto-text-indent="false" style:writing-mode="page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-asian="Consolas" style:font-name-complex="Consolas"/>
    </style:style>
    <text:list-style style:name="L1">
      <text:list-level-style-number text:level="1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истерство образования и науки РФ</text:p>
      <text:p text:style-name="P3">ФГБОУ ВО «ПЕНЗЕНСКИЙ ГОСУДАРСТВЕННЫЙ УНИВЕРСИТЕТ»</text:p>
      <text:p text:style-name="P3">Кафедра «Информационная безопасность систем и технологий»</text:p>
      <text:p text:style-name="P3"/>
      <text:p text:style-name="P3"/>
      <text:p text:style-name="P3"/>
      <text:p text:style-name="P3"/>
      <text:p text:style-name="P3">ОТЧЕТ</text:p>
      <text:p text:style-name="P3">о лабораторной работе №1</text:p>
      <text:p text:style-name="P3">РАБОТА С ПАРАМЕТРАМИ КОМАНДНОЙ СТРОКИ</text:p>
      <text:p text:style-name="P3">И ПЕРЕМЕННЫМИ ОКРУЖЕНИЯ</text:p>
      <text:p text:style-name="P3"/>
      <text:p text:style-name="P3"/>
      <text:p text:style-name="P3"/>
      <text:p text:style-name="P3"/>
      <text:p text:style-name="P3"/>
      <text:p text:style-name="P3"/>
      <text:p text:style-name="P4">Дисциплина: Технологии и методы программирования</text:p>
      <text:p text:style-name="P5">Группа: 17ПТ1</text:p>
      <text:p text:style-name="P5">Выполнил: Климов В.В.</text:p>
      <text:p text:style-name="P5">Количество баллов:</text:p>
      <text:p text:style-name="P5">Дата сдачи:</text:p>
      <text:p text:style-name="P5">Принял: Лупанов М.Ю</text:p>
      <text:p text:style-name="P3"/>
      <text:p text:style-name="P3"/>
      <text:p text:style-name="P3"/>
      <text:p text:style-name="P3"/>
      <text:p text:style-name="P3"/>
      <text:p text:style-name="P3">Пенза 2018</text:p>
      <text:list xml:id="list2362119061804109988" text:style-name="L1">
        <text:list-item>
          <text:p text:style-name="P29"><text:soft-page-break/>Цель работы:</text:p>
        </text:list-item>
      </text:list>
      <text:p text:style-name="P6"><text:tab/>Освоить использование в программах на языке <text:span text:style-name="T1">C++ </text:span>параметров командной строки и окружения.</text:p>
      <text:list xml:id="list20572993" text:continue-numbering="true" text:style-name="L1">
        <text:list-item>
          <text:p text:style-name="P29">Задание:</text:p>
          <text:list>
            <text:list-item>
              <text:p text:style-name="P29">Разработайте программу калькулятор (алгоритм и его реализацию на языке <text:span text:style-name="T1">C++</text:span>), осуществляющую вычисление выражений, передаваемых через командную строку. Количество поддерживаемых операций — не менее четырёх, количество операндов в выражении — не менее двух. При обнаружении ошибки в параметрах программа должна выдавать краткую подсказку по использованию.</text:p>
            </text:list-item>
            <text:list-item>
              <text:p text:style-name="P29">Напишите краткое руководства пользователя для разработанной программы. </text:p>
            </text:list-item>
            <text:list-item>
              <text:p text:style-name="P29">Разработайте наборы тестовых значений для проверки программы другого студента. В качестве основного документа при разработке тестов используйте краткое руководство пользователя.</text:p>
            </text:list-item>
          </text:list>
        </text:list-item>
        <text:list-item>
          <text:p text:style-name="P29">Выполнение заданий:</text:p>
          <text:list>
            <text:list-item>
              <text:p text:style-name="P29">Была разработана программа калькулятор, которая осуществляет вычисление выражений, передаваемых ей через командную строку. Количество поддерживаемых операций в программе — 4 штуки: сложение, вычитание, умножение, деление. Количество операндов в выражении — 2 штуки. При обнаружении ошибки программа выдает краткую подсказку по использованию. Алгоритм программы представлен в приложении А. Код программы представлен ниже:</text:p>
            </text:list-item>
          </text:list>
        </text:list-item>
      </text:list>
      <text:p text:style-name="P8"><text:span text:style-name="T3">#include</text:span><text:span text:style-name="T3"> </text:span><text:span text:style-name="T3">&lt;iostream&gt;</text:span><text:span text:style-name="T3"> </text:span></text:p>
      <text:p text:style-name="P14"><text:span text:style-name="T3">using</text:span><text:span text:style-name="T3"> </text:span><text:span text:style-name="T3">namespace</text:span><text:span text:style-name="T3"> std;</text:span></text:p>
      <text:p text:style-name="P14"><text:span text:style-name="T3">int</text:span><text:span text:style-name="T3"> main(</text:span><text:span text:style-name="T3">int</text:span><text:span text:style-name="T3"> </text:span><text:span text:style-name="T3">argc</text:span><text:span text:style-name="T3">, </text:span><text:span text:style-name="T3">char</text:span><text:span text:style-name="T3"> ** </text:span><text:span text:style-name="T3">argv</text:span><text:span text:style-name="T3">)</text:span></text:p>
      <text:p text:style-name="P13">{</text:p>
      <text:p text:style-name="P14"><text:span text:style-name="T3"><text:tab/>setlocale(</text:span><text:span text:style-name="T3">LC_CTYPE</text:span><text:span text:style-name="T3">, </text:span><text:span text:style-name="T3">"Russian"</text:span><text:span text:style-name="T3">);</text:span></text:p>
      <text:p text:style-name="P14"><text:span text:style-name="T3"><text:tab/></text:span><text:span text:style-name="T3">int</text:span><text:span text:style-name="T3"> mark = 0;</text:span></text:p>
      <text:p text:style-name="P14"><text:span text:style-name="T3"><text:tab/></text:span><text:span text:style-name="T3">if</text:span><text:span text:style-name="T3"> (</text:span><text:span text:style-name="T3">argc</text:span><text:span text:style-name="T3"> != 4)</text:span></text:p>
      <text:p text:style-name="P14"><text:span text:style-name="T3"><text:tab/><text:tab/>cout </text:span><text:span text:style-name="T3">&lt;&lt;</text:span><text:span text:style-name="T3"> </text:span><text:span text:style-name="T3">"error1. Некорректное количество введенных символов"</text:span><text:span text:style-name="T3">;</text:span></text:p>
      <text:p text:style-name="P14"><text:span text:style-name="T3"><text:tab/></text:span><text:span text:style-name="T3">else</text:span></text:p>
      <text:p text:style-name="P13"><text:soft-page-break/><text:tab/>{</text:p>
      <text:p text:style-name="P14"><text:span text:style-name="T3"><text:tab/><text:tab/></text:span><text:span text:style-name="T3">if</text:span><text:span text:style-name="T3"> (atof(</text:span><text:span text:style-name="T3">argv</text:span><text:span text:style-name="T3">[1])&gt;0 &amp;&amp; atof(</text:span><text:span text:style-name="T3">argv</text:span><text:span text:style-name="T3">[3])&gt;0)</text:span></text:p>
      <text:p text:style-name="P13"><text:tab/><text:tab/>{</text:p>
      <text:p text:style-name="P14"><text:span text:style-name="T3"><text:tab/><text:tab/><text:tab/></text:span><text:span text:style-name="T3">double</text:span><text:span text:style-name="T3"> number1 = atof(</text:span><text:span text:style-name="T3">argv</text:span><text:span text:style-name="T3">[1]), number2 = atof(</text:span><text:span text:style-name="T3">argv</text:span><text:span text:style-name="T3">[3]);</text:span></text:p>
      <text:p text:style-name="P14"><text:span text:style-name="T3"><text:tab/><text:tab/><text:tab/></text:span><text:span text:style-name="T3">char</text:span><text:span text:style-name="T3"> sign = *</text:span><text:span text:style-name="T3">argv</text:span><text:span text:style-name="T3">[2];</text:span></text:p>
      <text:p text:style-name="P14"><text:span text:style-name="T3"><text:tab/><text:tab/><text:tab/></text:span><text:span text:style-name="T3">if</text:span><text:span text:style-name="T3"> (sign == </text:span><text:span text:style-name="T3">'*'</text:span><text:span text:style-name="T3">)</text:span></text:p>
      <text:p text:style-name="P13"><text:tab/><text:tab/><text:tab/>{</text:p>
      <text:p text:style-name="P13"><text:tab/><text:tab/><text:tab/><text:tab/>mark = 1;</text:p>
      <text:p text:style-name="P14"><text:span text:style-name="T3"><text:tab/><text:tab/><text:tab/><text:tab/>cout </text:span><text:span text:style-name="T3">&lt;&lt;</text:span><text:span text:style-name="T3"> number1 * number2;</text:span></text:p>
      <text:p text:style-name="P13"><text:tab/><text:tab/><text:tab/>}</text:p>
      <text:p text:style-name="P14"><text:span text:style-name="T3"><text:tab/><text:tab/><text:tab/></text:span><text:span text:style-name="T3">if</text:span><text:span text:style-name="T3"> (sign == </text:span><text:span text:style-name="T3">'/'</text:span><text:span text:style-name="T3">)</text:span></text:p>
      <text:p text:style-name="P13"><text:tab/><text:tab/><text:tab/>{</text:p>
      <text:p text:style-name="P13"><text:tab/><text:tab/><text:tab/><text:tab/>mark = 1;</text:p>
      <text:p text:style-name="P14"><text:span text:style-name="T3"><text:tab/><text:tab/><text:tab/><text:tab/>cout </text:span><text:span text:style-name="T3">&lt;&lt;</text:span><text:span text:style-name="T3"> number1 / number2;</text:span></text:p>
      <text:p text:style-name="P13"><text:tab/><text:tab/><text:tab/>}</text:p>
      <text:p text:style-name="P14"><text:span text:style-name="T3"><text:tab/><text:tab/><text:tab/></text:span><text:span text:style-name="T3">if</text:span><text:span text:style-name="T3"> (sign == </text:span><text:span text:style-name="T3">'+'</text:span><text:span text:style-name="T3">)</text:span></text:p>
      <text:p text:style-name="P13"><text:tab/><text:tab/><text:tab/>{</text:p>
      <text:p text:style-name="P13"><text:tab/><text:tab/><text:tab/><text:tab/>mark = 1;</text:p>
      <text:p text:style-name="P14"><text:span text:style-name="T3"><text:tab/><text:tab/><text:tab/><text:tab/>cout </text:span><text:span text:style-name="T3">&lt;&lt;</text:span><text:span text:style-name="T3"> number1 + number2;</text:span></text:p>
      <text:p text:style-name="P13"><text:tab/><text:tab/><text:tab/>}</text:p>
      <text:p text:style-name="P14"><text:span text:style-name="T3"><text:tab/><text:tab/><text:tab/></text:span><text:span text:style-name="T3">if</text:span><text:span text:style-name="T3"> (sign == </text:span><text:span text:style-name="T3">'-'</text:span><text:span text:style-name="T3">)</text:span></text:p>
      <text:p text:style-name="P13"><text:tab/><text:tab/><text:tab/>{</text:p>
      <text:p text:style-name="P13"><text:tab/><text:tab/><text:tab/><text:tab/>mark = 1;</text:p>
      <text:p text:style-name="P14"><text:span text:style-name="T3"><text:tab/><text:tab/><text:tab/><text:tab/>cout </text:span><text:span text:style-name="T3">&lt;&lt;</text:span><text:span text:style-name="T3"> number1 - number2;</text:span></text:p>
      <text:p text:style-name="P13"><text:tab/><text:tab/><text:tab/>}</text:p>
      <text:p text:style-name="P14"><text:span text:style-name="T3"><text:tab/><text:tab/><text:tab/></text:span><text:span text:style-name="T3">if</text:span><text:span text:style-name="T3"> (mark == 0)</text:span></text:p>
      <text:p text:style-name="P14"><text:span text:style-name="T3"><text:tab/><text:tab/><text:tab/><text:tab/>cout </text:span><text:span text:style-name="T3">&lt;&lt;</text:span><text:span text:style-name="T3"> </text:span><text:span text:style-name="T3">"error2. Ошибка некорректного символа."</text:span><text:span text:style-name="T3">;</text:span></text:p>
      <text:p text:style-name="P13"><text:tab/><text:tab/>}</text:p>
      <text:p text:style-name="P14"><text:span text:style-name="T3"><text:tab/><text:tab/></text:span><text:span text:style-name="T3">else</text:span><text:span text:style-name="T3"> cout </text:span><text:span text:style-name="T3">&lt;&lt;</text:span><text:span text:style-name="T3"> </text:span><text:span text:style-name="T3">"error3. Ошибка-не число."</text:span><text:span text:style-name="T3">;</text:span></text:p>
      <text:p text:style-name="P13"><text:tab/>}</text:p>
      <text:p text:style-name="P13">}</text:p>
      <text:list xml:id="list20565257" text:continue-numbering="true" text:style-name="L1">
        <text:list-item>
          <text:list>
            <text:list-item>
              <text:p text:style-name="P29">Было разработано краткое руководство пользователя.</text:p>
            </text:list-item>
          </text:list>
        </text:list-item>
      </text:list>
      <text:p text:style-name="P9">Калькулятор предназначен для сложения, вычитания, умножения, деления двух чисел, которые передаются через командную строку.</text:p>
      <text:p text:style-name="P6">Основная задача данной программы состоит в облегчении вычисления двух чисел.</text:p>
      <text:p text:style-name="P9">Пользователь должен обладать навыками передачи выражений в программу через командную строку.</text:p>
      <text:p text:style-name="P9">Для работы программы у пользователя должен быть персональный компьютер с установленной на нем <text:span text:style-name="T1">Windows</text:span>. Для запуска, в командную строку пользователь должен ввести полный путь к файлу, имя файла, а затем <text:soft-page-break/>само выражение. Каждый из аргументов должен вводится через пробел.</text:p>
      <text:p text:style-name="P10">Программа может выполнять следующие операции над числами:</text:p>
      <text:list xml:id="list8732111354382166537" text:style-name="L2">
        <text:list-item>
          <text:p text:style-name="P30">+ . Программа позволяет складывать два заданных числа и выведет результат;</text:p>
        </text:list-item>
        <text:list-item>
          <text:p text:style-name="P30">-. Программа позволяет найти разность между заданными числами и выведет результат;</text:p>
        </text:list-item>
        <text:list-item>
          <text:p text:style-name="P30">*. Программа позволяет перемножить два заданных числа и выведет результат;</text:p>
        </text:list-item>
        <text:list-item>
          <text:p text:style-name="P30"><text:s/>/ Программа позволяет поделить второе число на первое и выведет результат.</text:p>
        </text:list-item>
      </text:list>
      <text:p text:style-name="P10">Ниже представлен пример запуска программы:</text:p>
      <text:p text:style-name="P11">C:\Users\Admin&gt;C:\Users\Admin\source\repos\Project5\Debug\Project5.exe 2 + <text:span text:style-name="T1">9</text:span></text:p>
      <text:p text:style-name="P12">При отказе или сбое в работе Калькулятора необходимо проверить правильность ввода аргументов. Также при ошибке программа выведет краткую подсказку.</text:p>
      <text:list xml:id="list20550166" text:continue-list="list20565257" text:style-name="L1">
        <text:list-item>
          <text:list>
            <text:list-item>
              <text:p text:style-name="P29">Для определения работоспособности программы был разработан набор тестов. Результаты тестирования программы приведены в таблице 1.</text:p>
            </text:list-item>
          </text:list>
        </text:list-item>
      </text:list>
      <text:p text:style-name="P2">Таблица 1 — Результаты тестирования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8">Тест</text:p>
          </table:table-cell>
          <table:table-cell table:style-name="Таблица1.A1" office:value-type="string">
            <text:p text:style-name="P18">Входные данные</text:p>
          </table:table-cell>
          <table:table-cell table:style-name="Таблица1.A1" office:value-type="string">
            <text:p text:style-name="P18">Ожидаемый результат</text:p>
          </table:table-cell>
          <table:table-cell table:style-name="Таблица1.A1" office:value-type="string">
            <text:p text:style-name="P18">Полученный результат</text:p>
          </table:table-cell>
          <table:table-cell table:style-name="Таблица1.E1" office:value-type="string">
            <text:p text:style-name="P18">Итог</text:p>
          </table:table-cell>
        </table:table-row>
        <table:table-row>
          <table:table-cell table:style-name="Таблица1.A2" table:number-rows-spanned="4" office:value-type="string">
            <text:p text:style-name="P19">Проверка на ввод положительных и отрицательных значений</text:p>
          </table:table-cell>
          <table:table-cell table:style-name="Таблица1.A2" office:value-type="string">
            <text:p text:style-name="P20">8 + 2</text:p>
          </table:table-cell>
          <table:table-cell table:style-name="Таблица1.A2" office:value-type="string">
            <text:p text:style-name="P20">10</text:p>
          </table:table-cell>
          <table:table-cell table:style-name="Таблица1.A2" office:value-type="string">
            <text:p text:style-name="P20">10</text:p>
          </table:table-cell>
          <table:table-cell table:style-name="Таблица1.E2" office:value-type="string">
            <text:p text:style-name="P19">Тест пройден</text:p>
          </table:table-cell>
        </table:table-row>
        <table:table-row>
          <table:covered-table-cell/>
          <table:table-cell table:style-name="Таблица1.A2" office:value-type="string">
            <text:p text:style-name="P20">8 - 2</text:p>
          </table:table-cell>
          <table:table-cell table:style-name="Таблица1.A2" office:value-type="string">
            <text:p text:style-name="P20">6</text:p>
          </table:table-cell>
          <table:table-cell table:style-name="Таблица1.A2" office:value-type="string">
            <text:p text:style-name="P21">6</text:p>
          </table:table-cell>
          <table:table-cell table:style-name="Таблица1.E2" office:value-type="string">
            <text:p text:style-name="P19">Тест пройден</text:p>
          </table:table-cell>
        </table:table-row>
        <table:table-row>
          <table:covered-table-cell/>
          <table:table-cell table:style-name="Таблица1.A2" office:value-type="string">
            <text:p text:style-name="P20">-8 + 2</text:p>
          </table:table-cell>
          <table:table-cell table:style-name="Таблица1.A2" office:value-type="string">
            <text:p text:style-name="P21">Ошибка</text:p>
          </table:table-cell>
          <table:table-cell table:style-name="Таблица1.A2" office:value-type="string">
            <text:p text:style-name="P22">error <text:span text:style-name="T2">3</text:span></text:p>
          </table:table-cell>
          <table:table-cell table:style-name="Таблица1.E2" office:value-type="string">
            <text:p text:style-name="P19">Тест пройден</text:p>
          </table:table-cell>
        </table:table-row>
        <table:table-row>
          <table:covered-table-cell/>
          <table:table-cell table:style-name="Таблица1.A2" office:value-type="string">
            <text:p text:style-name="P20">-8 - 2</text:p>
          </table:table-cell>
          <table:table-cell table:style-name="Таблица1.A2" office:value-type="string">
            <text:p text:style-name="P20">Ошибка</text:p>
          </table:table-cell>
          <table:table-cell table:style-name="Таблица1.A2" office:value-type="string">
            <text:p text:style-name="P22">error 3</text:p>
          </table:table-cell>
          <table:table-cell table:style-name="Таблица1.E2" office:value-type="string">
            <text:p text:style-name="P19">Тест пройден</text:p>
          </table:table-cell>
        </table:table-row>
        <table:table-row>
          <table:table-cell table:style-name="Таблица1.A2" table:number-rows-spanned="4" office:value-type="string">
            <text:p text:style-name="P17">Проверка на ввод операций</text:p>
          </table:table-cell>
          <table:table-cell table:style-name="Таблица1.A2" office:value-type="string">
            <text:p text:style-name="P20">2 + 1</text:p>
          </table:table-cell>
          <table:table-cell table:style-name="Таблица1.A2" office:value-type="string">
            <text:p text:style-name="P20">3</text:p>
          </table:table-cell>
          <table:table-cell table:style-name="Таблица1.A2" office:value-type="string">
            <text:p text:style-name="P20">3</text:p>
          </table:table-cell>
          <table:table-cell table:style-name="Таблица1.E2" office:value-type="string">
            <text:p text:style-name="P15">Тест пройден</text:p>
          </table:table-cell>
        </table:table-row>
        <table:table-row>
          <table:covered-table-cell/>
          <table:table-cell table:style-name="Таблица1.A2" office:value-type="string">
            <text:p text:style-name="P20">2 - 1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20">1</text:p>
          </table:table-cell>
          <table:table-cell table:style-name="Таблица1.E2" office:value-type="string">
            <text:p text:style-name="P19">Тест пройден</text:p>
          </table:table-cell>
        </table:table-row>
        <table:table-row>
          <table:covered-table-cell/>
          <table:table-cell table:style-name="Таблица1.A2" office:value-type="string">
            <text:p text:style-name="P20">2 / 1</text:p>
          </table:table-cell>
          <table:table-cell table:style-name="Таблица1.A2" office:value-type="string">
            <text:p text:style-name="P20">2</text:p>
          </table:table-cell>
          <table:table-cell table:style-name="Таблица1.A2" office:value-type="string">
            <text:p text:style-name="P20">2</text:p>
          </table:table-cell>
          <table:table-cell table:style-name="Таблица1.E2" office:value-type="string">
            <text:p text:style-name="P19">Тест пройден</text:p>
          </table:table-cell>
        </table:table-row>
        <table:table-row>
          <table:covered-table-cell/>
          <table:table-cell table:style-name="Таблица1.A2" office:value-type="string">
            <text:p text:style-name="P20">2 * 1</text:p>
          </table:table-cell>
          <table:table-cell table:style-name="Таблица1.A2" office:value-type="string">
            <text:p text:style-name="P20">2</text:p>
          </table:table-cell>
          <table:table-cell table:style-name="Таблица1.A2" office:value-type="string">
            <text:p text:style-name="P20">2</text:p>
          </table:table-cell>
          <table:table-cell table:style-name="Таблица1.E2" office:value-type="string">
            <text:p text:style-name="P19">Тест пройден</text:p>
          </table:table-cell>
        </table:table-row>
        <text:soft-page-break/>
        <table:table-row>
          <table:table-cell table:style-name="Таблица1.A2" table:number-rows-spanned="4" office:value-type="string">
            <text:p text:style-name="P24">Проверка на ввод символов</text:p>
          </table:table-cell>
          <table:table-cell table:style-name="Таблица1.A2" office:value-type="string">
            <text:p text:style-name="P25"><text:s/><text:span text:style-name="T1">a + b</text:span></text:p>
          </table:table-cell>
          <table:table-cell table:style-name="Таблица1.A2" office:value-type="string">
            <text:p text:style-name="P23">Ошибка</text:p>
          </table:table-cell>
          <table:table-cell table:style-name="Таблица1.A2" office:value-type="string">
            <text:p text:style-name="P26">error 3</text:p>
          </table:table-cell>
          <table:table-cell table:style-name="Таблица1.E2" office:value-type="string">
            <text:p text:style-name="P24">Тест пройден</text:p>
          </table:table-cell>
        </table:table-row>
        <table:table-row>
          <table:covered-table-cell/>
          <table:table-cell table:style-name="Таблица1.A2" office:value-type="string">
            <text:p text:style-name="P25">а + 1</text:p>
          </table:table-cell>
          <table:table-cell table:style-name="Таблица1.A2" office:value-type="string">
            <text:p text:style-name="P23">Ошибка</text:p>
          </table:table-cell>
          <table:table-cell table:style-name="Таблица1.A2" office:value-type="string">
            <text:p text:style-name="P26">error 3</text:p>
          </table:table-cell>
          <table:table-cell table:style-name="Таблица1.E2" office:value-type="string">
            <text:p text:style-name="P24">Тест пройден</text:p>
          </table:table-cell>
        </table:table-row>
        <table:table-row>
          <table:covered-table-cell/>
          <table:table-cell table:style-name="Таблица1.A2" office:value-type="string">
            <text:p text:style-name="P25">1 + а</text:p>
          </table:table-cell>
          <table:table-cell table:style-name="Таблица1.A2" office:value-type="string">
            <text:p text:style-name="P23">Ошибка</text:p>
          </table:table-cell>
          <table:table-cell table:style-name="Таблица1.A2" office:value-type="string">
            <text:p text:style-name="P26">error 3</text:p>
          </table:table-cell>
          <table:table-cell table:style-name="Таблица1.E2" office:value-type="string">
            <text:p text:style-name="P24">Тест пройден</text:p>
          </table:table-cell>
        </table:table-row>
        <table:table-row>
          <table:covered-table-cell/>
          <table:table-cell table:style-name="Таблица1.A2" office:value-type="string">
            <text:p text:style-name="P26">+ + 1</text:p>
          </table:table-cell>
          <table:table-cell table:style-name="Таблица1.A2" office:value-type="string">
            <text:p text:style-name="P25">Ошибка</text:p>
          </table:table-cell>
          <table:table-cell table:style-name="Таблица1.A2" office:value-type="string">
            <text:p text:style-name="P26">error 3</text:p>
          </table:table-cell>
          <table:table-cell table:style-name="Таблица1.E2" office:value-type="string">
            <text:p text:style-name="P24">Тест пройден</text:p>
          </table:table-cell>
        </table:table-row>
        <table:table-row table:style-name="Таблица1.14">
          <table:table-cell table:style-name="Таблица1.A2" office:value-type="string">
            <text:p text:style-name="P24">Проверка выхода за предел типа данных</text:p>
          </table:table-cell>
          <table:table-cell table:style-name="Таблица1.B14" office:value-type="string">
            <text:p text:style-name="P26">1.5*10^308 + <text:s/>4*10^307</text:p>
          </table:table-cell>
          <table:table-cell table:style-name="Таблица1.B14" office:value-type="string">
            <text:p text:style-name="P23">1.<text:span text:style-name="T1">9</text:span>*<text:span text:style-name="T1">10^308</text:span></text:p>
          </table:table-cell>
          <table:table-cell table:style-name="Таблица1.B14" office:value-type="string">
            <text:p text:style-name="P26">-1.5*10^308</text:p>
          </table:table-cell>
          <table:table-cell table:style-name="Таблица1.E14" office:value-type="string">
            <text:p text:style-name="P23">Тест не пройден </text:p>
          </table:table-cell>
        </table:table-row>
        <table:table-row table:style-name="Таблица1.15">
          <table:table-cell table:style-name="Таблица1.A2" table:number-rows-spanned="4" office:value-type="string">
            <text:p text:style-name="P16">Проверка на количество введенных символов</text:p>
          </table:table-cell>
          <table:table-cell table:style-name="Таблица1.A2" office:value-type="string">
            <text:p text:style-name="P23">8 </text:p>
          </table:table-cell>
          <table:table-cell table:style-name="Таблица1.A2" office:value-type="string">
            <text:p text:style-name="P25">Ошибка</text:p>
          </table:table-cell>
          <table:table-cell table:style-name="Таблица1.A2" office:value-type="string">
            <text:p text:style-name="P26">error1</text:p>
          </table:table-cell>
          <table:table-cell table:style-name="Таблица1.E2" office:value-type="string">
            <text:p text:style-name="P17">Тест пройден</text:p>
          </table:table-cell>
        </table:table-row>
        <table:table-row table:style-name="Таблица1.16">
          <table:covered-table-cell/>
          <table:table-cell table:style-name="Таблица1.A2" office:value-type="string">
            <text:p text:style-name="P23">8+</text:p>
          </table:table-cell>
          <table:table-cell table:style-name="Таблица1.A2" office:value-type="string">
            <text:p text:style-name="P25">Ошибка</text:p>
          </table:table-cell>
          <table:table-cell table:style-name="Таблица1.A2" office:value-type="string">
            <text:p text:style-name="P26">error <text:span text:style-name="T2">1</text:span></text:p>
          </table:table-cell>
          <table:table-cell table:style-name="Таблица1.E2" office:value-type="string">
            <text:p text:style-name="P17">Тест пройден</text:p>
          </table:table-cell>
        </table:table-row>
        <table:table-row table:style-name="Таблица1.17">
          <table:covered-table-cell/>
          <table:table-cell table:style-name="Таблица1.A2" office:value-type="string">
            <text:p text:style-name="P23">8+2</text:p>
          </table:table-cell>
          <table:table-cell table:style-name="Таблица1.A2" office:value-type="string">
            <text:p text:style-name="P23">10</text:p>
          </table:table-cell>
          <table:table-cell table:style-name="Таблица1.A2" office:value-type="string">
            <text:p text:style-name="P25">10</text:p>
          </table:table-cell>
          <table:table-cell table:style-name="Таблица1.E2" office:value-type="string">
            <text:p text:style-name="P17">Тест пройден</text:p>
          </table:table-cell>
        </table:table-row>
        <table:table-row table:style-name="Таблица1.18">
          <table:covered-table-cell/>
          <table:table-cell table:style-name="Таблица1.A2" office:value-type="string">
            <text:p text:style-name="P23">8+2-</text:p>
          </table:table-cell>
          <table:table-cell table:style-name="Таблица1.A2" office:value-type="string">
            <text:p text:style-name="P23">Ошибка</text:p>
          </table:table-cell>
          <table:table-cell table:style-name="Таблица1.A2" office:value-type="string">
            <text:p text:style-name="P26">error1</text:p>
          </table:table-cell>
          <table:table-cell table:style-name="Таблица1.E2" office:value-type="string">
            <text:p text:style-name="P17">Тест пройден</text:p>
          </table:table-cell>
        </table:table-row>
      </table:table>
      <text:list xml:id="list20558480" text:continue-numbering="true" text:style-name="L1">
        <text:list-item>
          <text:p text:style-name="P29">Вывод.</text:p>
        </text:list-item>
      </text:list>
      <text:p text:style-name="P6">В ходе выполнения лабораторной работы были получены знания об <text:s/>использовании в программах параметров командной строки и переменных окружения. Было освоено написание краткого программного руководств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4T20:36:00</meta:creation-date>
    <dc:date>2018-06-29T00:36:01.55</dc:date>
    <meta:editing-duration>PT6H30M35S</meta:editing-duration>
    <meta:editing-cycles>27</meta:editing-cycles>
    <meta:generator>OpenOffice/4.1.4$Win32 OpenOffice.org_project/414m5$Build-9788</meta:generator>
    <meta:print-date>2018-04-04T20:47:25.079000000</meta:print-date>
    <dc:creator>55 </dc:creator>
    <meta:document-statistic meta:table-count="1" meta:image-count="0" meta:object-count="0" meta:page-count="5" meta:paragraph-count="158" meta:word-count="679" meta:character-count="4592"/>
  </office:meta>
</office:document-meta>
</file>